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c9a46" officeooo:paragraph-rsid="000c9a46"/>
    </style:style>
    <style:style style:name="T1" style:family="text">
      <style:text-properties officeooo:rsid="000dc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/text:p>
      <text:p text:style-name="P2">${Page masterPage:“Landscape“, pageNum<text:span text:style-name="T1">b</text:span>er:5}</text:p>
      <text:p text:style-name="P2">B</text:p>
      <text:p text:style-name="P2">${Page pageBreakBefore:true}</text:p>
      <text:p text:style-name="P2">C</text:p>
      <text:p text:style-name="P2">${Page masterPage:“Default Page Style“}</text:p>
      <text:p text:style-name="P2">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1:51:03.171000000</meta:creation-date>
    <dc:date>2025-01-09T12:12:04.649000000</dc:date>
    <meta:editing-duration>PT5M35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14" meta:character-count="116" meta:non-whitespace-character-count="110"/>
  </office:meta>
</office:document-meta>
</file>